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mbria" svg:font-family="Cambria"/>
    <style:font-face style:name="Courier" svg:font-family="Courier"/>
    <style:font-face style:name="Helvetica" svg:font-family="Helvetica"/>
    <style:font-face style:name="Menlo" svg:font-family="Menlo"/>
    <style:font-face style:name="PingFang SC" svg:font-family="PingFang SC"/>
    <style:font-face style:name="SimSun" svg:font-family="SimSun"/>
    <style:font-face style:name="Songti SC" svg:font-family="Songti SC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0417in" fo:margin-bottom="0.0417in"/>
      <style:text-properties style:font-name="Arial" fo:font-size="9.0pt"/>
    </style:style>
    <style:style style:name="P2" style:family="paragraph" style:parent-style-name="Standard">
      <style:paragraph-properties fo:margin-top="0.0417in" fo:margin-bottom="0.0417in"/>
      <style:text-properties style:font-name="PingFang SC" fo:font-size="9.0pt"/>
    </style:style>
    <style:style style:name="P3" style:family="paragraph" style:parent-style-name="Standard">
      <style:paragraph-properties fo:margin-top="0.0417in" fo:margin-bottom="0.0417in"/>
      <style:text-properties style:font-name="SimSun" fo:font-size="9.0pt"/>
    </style:style>
    <style:style style:name="P4" style:family="paragraph" style:parent-style-name="Standard">
      <style:paragraph-properties fo:margin-top="0.0417in" fo:margin-bottom="0.0417in"/>
      <style:text-properties style:font-name="Times" fo:font-size="10.0pt"/>
    </style:style>
    <style:style style:name="P5" style:family="paragraph" style:parent-style-name="Standard">
      <style:paragraph-properties fo:margin-top="0.0417in" fo:margin-bottom="0.0417in">
        <style:tab-stops>
          <style:tab-stop style:position="0.6361in"/>
          <style:tab-stop style:position="1.2722in"/>
          <style:tab-stop style:position="1.9083in"/>
          <style:tab-stop style:position="2.5444in"/>
          <style:tab-stop style:position="3.1806in"/>
          <style:tab-stop style:position="3.8167in"/>
          <style:tab-stop style:position="4.4528in"/>
          <style:tab-stop style:position="5.0889in"/>
          <style:tab-stop style:position="5.7250in"/>
          <style:tab-stop style:position="6.3611in"/>
          <style:tab-stop style:position="6.9972in"/>
          <style:tab-stop style:position="7.6333in"/>
          <style:tab-stop style:position="8.2694in"/>
          <style:tab-stop style:position="8.9056in"/>
          <style:tab-stop style:position="9.5417in"/>
          <style:tab-stop style:position="10.1778in"/>
        </style:tab-stops>
      </style:paragraph-properties>
      <style:text-properties style:font-name="Courier" fo:font-size="9.0pt"/>
    </style:style>
    <style:style style:name="P6" style:family="paragraph" style:parent-style-name="Standard">
      <style:paragraph-properties fo:margin-top="0.0417in" fo:margin-bottom="0.0417in"/>
      <style:text-properties style:font-name="SimSun" fo:font-size="10.0pt"/>
    </style:style>
    <style:style style:name="P7" style:family="paragraph" style:parent-style-name="Standard">
      <style:paragraph-properties fo:margin-top="0.0417in" fo:margin-bottom="0.0417in"/>
      <style:text-properties style:font-name="Times" fo:font-size="10.0pt" fo:color="#ff0000"/>
    </style:style>
    <style:style style:name="P8" style:family="paragraph" style:parent-style-name="Standard">
      <style:text-properties style:font-name="Times" fo:font-size="10.0pt"/>
    </style:style>
    <style:style style:name="P9" style:family="paragraph" style:parent-style-name="Standard">
      <style:paragraph-properties fo:margin-top="0.0417in" fo:margin-bottom="0.0417in"/>
      <style:text-properties style:font-name="Arial" fo:font-size="9.0pt" fo:color="#ff0000"/>
    </style:style>
    <style:style style:name="P10" style:family="paragraph" style:parent-style-name="Standard">
      <style:paragraph-properties fo:margin-top="0.0417in" fo:margin-bottom="0.0417in"/>
      <style:text-properties style:font-name="Arial" fo:font-size="9.0pt" fo:color="#9bbb59"/>
    </style:style>
    <style:style style:name="P11" style:family="paragraph" style:parent-style-name="Standard">
      <style:paragraph-properties fo:margin-bottom="0.1667in"/>
      <style:text-properties style:font-name="SimSun" fo:font-size="10.0pt"/>
    </style:style>
    <style:style style:name="P12" style:family="paragraph" style:parent-style-name="Standard">
      <style:paragraph-properties fo:text-align="justify"/>
      <style:text-properties style:font-name="SimSun" fo:font-size="12.0pt"/>
    </style:style>
    <style:style style:name="P1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708284"/>
    </style:style>
    <style:style style:name="P14" style:family="paragraph" style:parent-style-name="Standard">
      <style:paragraph-properties fo:text-align="justify"/>
      <style:text-properties style:font-name="Menlo" fo:font-size="11.0pt" fo:color="#708284"/>
    </style:style>
    <style:style style:name="P15" style:family="paragraph" style:parent-style-name="Standard">
      <style:paragraph-properties fo:text-align="justify"/>
      <style:text-properties style:font-name="SimSun" fo:font-size="10.0pt"/>
    </style:style>
    <style:style style:name="P16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SimSun" fo:font-size="11.0pt" fo:color="#708284"/>
    </style:style>
    <style:style style:name="P17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a8a923"/>
    </style:style>
    <style:style style:name="P18" style:family="paragraph" style:parent-style-name="Standard">
      <style:paragraph-properties fo:text-align="justify"/>
      <style:text-properties style:font-name="Times New Roman" fo:font-size="10.0pt"/>
    </style:style>
    <style:style style:name="P1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c0504d"/>
    </style:style>
    <style:style style:name="P20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c53021"/>
    </style:style>
    <style:style style:name="P21" style:family="paragraph" style:parent-style-name="Standard">
      <style:paragraph-properties fo:text-align="justify"/>
      <style:text-properties style:font-name="SimSun" fo:font-size="11.0pt" fo:color="#708284"/>
    </style:style>
    <style:style style:name="P2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819090"/>
    </style:style>
    <style:style style:name="P2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36b7c4"/>
    </style:style>
    <style:style style:name="P2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37bd24"/>
    </style:style>
    <style:style style:name="P25" style:family="paragraph" style:parent-style-name="Standard">
      <style:paragraph-properties fo:margin-top="0.2361in" fo:margin-bottom="0.2292in" fo:text-align="justify" fo:line-height="241%"/>
      <style:text-properties style:font-name="SimSun" fo:font-size="22.0pt"/>
    </style:style>
    <style:style style:name="P26" style:family="paragraph" style:parent-style-name="Standard">
      <style:paragraph-properties fo:text-align="justify"/>
      <style:text-properties style:font-name="Cambria" fo:font-size="12.0pt"/>
    </style:style>
    <style:style style:name="P27" style:family="paragraph" style:parent-style-name="Standard">
      <style:paragraph-properties fo:text-align="justify"/>
      <style:text-properties style:font-name="Menlo" fo:font-size="11.0pt" fo:color="#1f497d"/>
    </style:style>
    <style:style style:name="P28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ff0000"/>
    </style:style>
    <style:style style:name="P2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8000"/>
    </style:style>
    <style:style style:name="P30" style:family="paragraph" style:parent-style-name="Standard">
      <style:paragraph-properties fo:text-align="justify"/>
      <style:text-properties style:font-name="Menlo" fo:font-size="11.0pt" fo:color="#a8a923"/>
    </style:style>
    <style:style style:name="P31" style:family="paragraph" style:parent-style-name="Standard">
      <style:paragraph-properties fo:text-align="justify"/>
      <style:text-properties style:font-name="Times New Roman" fo:font-size="12.0pt"/>
    </style:style>
    <style:style style:name="P32" style:family="paragraph" style:parent-style-name="Standard">
      <style:paragraph-properties fo:text-align="justify"/>
      <style:text-properties style:font-name="Menlo" fo:font-size="11.0pt" fo:color="#0000a3"/>
    </style:style>
    <style:style style:name="P33" style:family="paragraph" style:parent-style-name="Standard">
      <style:paragraph-properties fo:text-align="justify"/>
      <style:text-properties style:font-name="Menlo" fo:font-size="11.0pt" fo:color="#ff0000"/>
    </style:style>
    <style:style style:name="P34" style:family="paragraph" style:parent-style-name="Standard">
      <style:paragraph-properties fo:text-align="justify"/>
      <style:text-properties style:font-name="SimSun" fo:font-size="16.0pt"/>
    </style:style>
    <style:style style:name="P35" style:family="paragraph" style:parent-style-name="Standard">
      <style:paragraph-properties fo:text-align="justify"/>
      <style:text-properties style:font-name="Menlo" fo:font-size="11.0pt" fo:color="#008000"/>
    </style:style>
    <style:style style:name="P36" style:family="paragraph" style:parent-style-name="Standard">
      <style:paragraph-properties fo:margin-top="0.1806in" fo:margin-bottom="0.1806in" fo:text-align="justify" fo:line-height="173%"/>
      <style:text-properties style:font-name="SimSun" fo:font-size="16.0pt"/>
    </style:style>
    <style:style style:name="P37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38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PingFang SC" fo:font-size="12.0pt" fo:color="#86cd4d"/>
    </style:style>
    <style:style style:name="P39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PingFang SC" fo:font-size="20.0pt" fo:color="#000000"/>
    </style:style>
    <style:style style:name="P40" style:family="paragraph" style:parent-style-name="Standard">
      <style:text-properties style:font-name="Times" fo:font-size="12.0pt"/>
    </style:style>
    <style:style style:name="P41" style:family="paragraph" style:parent-style-name="Standard">
      <style:text-properties style:font-name="Songti SC" fo:font-size="12.0pt"/>
    </style:style>
    <style:style style:name="P42" style:family="paragraph" style:parent-style-name="Standard">
      <style:text-properties style:font-name="Times" fo:font-size="20.0pt"/>
    </style:style>
    <style:style style:name="P43" style:family="paragraph" style:parent-style-name="Standard">
      <style:text-properties style:font-name="Songti SC" fo:font-size="20.0pt"/>
    </style:style>
    <style:style style:name="P44" style:family="paragraph" style:parent-style-name="Standard">
      <style:text-properties style:font-name="Times" fo:font-size="10.5pt"/>
    </style:style>
    <style:style style:name="P45" style:family="paragraph" style:parent-style-name="Standard">
      <style:text-properties style:font-name="Times" fo:font-size="13.0pt"/>
    </style:style>
    <style:style style:name="P46" style:family="paragraph" style:parent-style-name="Standard">
      <style:text-properties style:font-name="Songti SC" fo:font-size="10.5pt"/>
    </style:style>
    <style:style style:name="P47" style:family="paragraph" style:parent-style-name="Standard">
      <style:paragraph-properties fo:margin-bottom="0.0972in" fo:line-height="120%"/>
      <style:text-properties style:font-name="Songti SC" fo:font-size="12.0pt"/>
    </style:style>
    <style:style style:name="P48" style:family="paragraph" style:parent-style-name="Standard">
      <style:paragraph-properties fo:margin-bottom="0.0972in" fo:line-height="120%"/>
      <style:text-properties style:font-name="Times" fo:font-size="12.0pt"/>
    </style:style>
    <style:style style:name="P49" style:family="paragraph" style:parent-style-name="Standard">
      <style:paragraph-properties fo:margin-bottom="0.0972in" fo:line-height="120%"/>
      <style:text-properties style:font-name="Times" fo:font-size="12.0pt" fo:color="#000000"/>
    </style:style>
    <style:style style:name="P50" style:family="paragraph" style:parent-style-name="Standard">
      <style:paragraph-properties fo:margin-bottom="0.0972in" fo:line-height="120%"/>
      <style:text-properties style:font-name="Songti SC" fo:font-size="12.0pt" fo:color="#000000"/>
    </style:style>
    <style:style style:name="P51" style:family="paragraph" style:parent-style-name="Standard">
      <style:paragraph-properties fo:margin-bottom="0.0972in" fo:line-height="120%"/>
      <style:text-properties style:font-name="Times" fo:font-size="12.0pt" fo:color="#2300dc"/>
    </style:style>
    <style:style style:name="P5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536870" fo:background-color="#fcf4dc"/>
    </style:style>
    <style:style style:name="P5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29ad18" fo:background-color="#fcf4dc"/>
    </style:style>
    <style:style style:name="P5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000000" fo:background-color="#ffffff"/>
    </style:style>
    <style:style style:name="P55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808080" fo:background-color="#ffffff"/>
    </style:style>
    <style:style style:name="P56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0000" fo:background-color="#ffffff"/>
    </style:style>
    <style:style style:name="P57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91ce" fo:background-color="#fcf4dc"/>
    </style:style>
    <style:style style:name="P58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af2017" fo:background-color="#fcf4dc"/>
    </style:style>
    <style:style style:name="P5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ff0000" fo:background-color="#ffffff"/>
    </style:style>
    <style:style style:name="P60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3.0pt" fo:color="#000000" fo:background-color="#ffffff"/>
    </style:style>
    <style:style style:name="P6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3.0pt" fo:color="#000000" fo:background-color="#ffffff"/>
    </style:style>
    <style:style style:name="P6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ff0000" fo:background-color="#fcf4dc"/>
    </style:style>
    <style:style style:name="T1" style:family="text">
      <style:text-properties fo:letter-spacing="0.0000in"/>
    </style:style>
    <style:style style:name="T2" style:family="text">
      <style:text-properties style:font-name="SimSun" fo:letter-spacing="0.0000in"/>
    </style:style>
    <style:style style:name="T3" style:family="text">
      <style:text-properties style:font-name="Arial" fo:letter-spacing="0.0000in"/>
    </style:style>
    <style:style style:name="T4" style:family="text">
      <style:text-properties fo:letter-spacing="0.0000in" fo:color="#ff0000"/>
    </style:style>
    <style:style style:name="T5" style:family="text">
      <style:text-properties style:font-name="Arial" fo:font-size="9.0pt" fo:font-size-asian="9.0pt" fo:font-size-complex="9.0pt" fo:letter-spacing="0.0000in"/>
    </style:style>
    <style:style style:name="T6" style:family="text">
      <style:text-properties style:font-name="Times New Roman" fo:letter-spacing="0.0000in"/>
    </style:style>
    <style:style style:name="T7" style:family="text">
      <style:text-properties fo:letter-spacing="0.0000in" fo:color="#708284"/>
    </style:style>
    <style:style style:name="T8" style:family="text">
      <style:text-properties style:font-name="SimSun" fo:letter-spacing="0.0000in" fo:color="#ff0000"/>
    </style:style>
    <style:style style:name="T9" style:family="text">
      <style:text-properties style:font-name="SimSun" fo:font-size="10.0pt" fo:font-size-asian="10.0pt" fo:font-size-complex="10.0pt" fo:letter-spacing="0.0000in" fo:color="#000000"/>
    </style:style>
    <style:style style:name="T10" style:family="text">
      <style:text-properties style:font-name="SimSun"/>
    </style:style>
    <style:style style:name="T11" style:family="text">
      <style:text-properties style:font-name="Cambria"/>
    </style:style>
    <style:style style:name="T12" style:family="text">
      <style:text-properties style:font-name="SimSun" fo:letter-spacing="0.0000in" fo:color="#708284"/>
    </style:style>
    <style:style style:name="T13" style:family="text">
      <style:text-properties style:font-name="SimSun" fo:font-size="12.0pt" fo:font-size-asian="12.0pt" fo:font-size-complex="12.0pt" fo:color="#000000"/>
    </style:style>
    <style:style style:name="T14" style:family="text">
      <style:text-properties fo:letter-spacing="0.0000in" fo:color="#149902"/>
    </style:style>
    <style:style style:name="T15" style:family="text">
      <style:text-properties fo:letter-spacing="0.0000in" fo:color="#0000ff"/>
    </style:style>
    <style:style style:name="T16" style:family="text">
      <style:text-properties fo:letter-spacing="0.0000in" fo:color="#0000a3"/>
    </style:style>
    <style:style style:name="T17" style:family="text">
      <style:text-properties style:font-name="SimSun" fo:letter-spacing="0.0000in" fo:color="#0000a3"/>
    </style:style>
    <style:style style:name="T18" style:family="text">
      <style:text-properties style:font-name="Menlo" fo:letter-spacing="0.0000in"/>
    </style:style>
    <style:style style:name="T19" style:family="text">
      <style:text-properties fo:font-size="12.0pt" fo:font-size-asian="12.0pt" fo:font-size-complex="12.0pt"/>
    </style:style>
    <style:style style:name="T20" style:family="text">
      <style:text-properties style:font-name="SimSun" fo:letter-spacing="0.0000in" fo:color="#000000"/>
    </style:style>
    <style:style style:name="T21" style:family="text">
      <style:text-properties style:font-name="Cambria" fo:font-size="12.0pt" fo:font-size-asian="12.0pt" fo:font-size-complex="12.0pt" fo:color="#000000"/>
    </style:style>
    <style:style style:name="T22" style:family="text">
      <style:text-properties fo:letter-spacing="0.0000in" fo:color="#000000"/>
    </style:style>
    <style:style style:name="T23" style:family="text">
      <style:text-properties style:font-name="Times"/>
    </style:style>
    <style:style style:name="T24" style:family="text">
      <style:text-properties fo:font-weight="bold" fo:font-weight-asian="bold" fo:font-weight-complex="bold"/>
    </style:style>
    <style:style style:name="T25" style:family="text">
      <style:text-properties style:font-name="Songti SC"/>
    </style:style>
    <style:style style:name="T26" style:family="text">
      <style:text-properties style:font-name="Songti SC" fo:color="#ff0000"/>
    </style:style>
    <style:style style:name="T27" style:family="text">
      <style:text-properties fo:color="#ff0000"/>
    </style:style>
    <style:style style:name="T28" style:family="text">
      <style:text-properties style:font-name="Times" fo:color="#ff0000"/>
    </style:style>
    <style:style style:name="T29" style:family="text">
      <style:text-properties fo:color="#536870"/>
    </style:style>
    <style:style style:name="T30" style:family="text">
      <style:text-properties style:font-name="PingFang SC"/>
    </style:style>
    <style:style style:name="T31" style:family="text">
      <style:text-properties style:font-name="Menlo"/>
    </style:style>
    <style:style style:name="T32" style:family="text">
      <style:text-properties fo:font-weight="bold" fo:font-weight-asian="bold" fo:font-weight-complex="bold" fo:color="#003dcc"/>
    </style:style>
    <style:style style:name="T33" style:family="text">
      <style:text-properties style:font-name="PingFang SC" fo:font-weight="bold" fo:font-weight-asian="bold" fo:font-weight-complex="bold"/>
    </style:style>
    <style:style style:name="T34" style:family="text">
      <style:text-properties fo:color="#29ad18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/></text:p>
      <text:p text:style-name="P2"><text:span text:style-name="T1">开始</text:span></text:p>
      <text:p text:style-name="P1"><text:span text:style-name="T1">git config --global user.name "xxx" // </text:span><text:span text:style-name="T2">用户名</text:span></text:p>
      <text:p text:style-name="P1"><text:span text:style-name="T1">git config --global user.email "xxx@163.com" // </text:span><text:span text:style-name="T2">邮箱</text:span></text:p>
      <text:p text:style-name="P3"><text:span text:style-name="T1">查看</text:span><text:span text:style-name="T3">git</text:span><text:span text:style-name="T1">配置信息</text:span></text:p>
      <text:p text:style-name="P1"><text:span text:style-name="T1">git config -l </text:span></text:p>
      <text:p text:style-name="P3"><text:span text:style-name="T1">配置完之后，这台电脑上所作的所有修改都会自动酱用户名，</text:span><text:span text:style-name="T3">email</text:span><text:span text:style-name="T1">发送到</text:span><text:span text:style-name="T4">主程序</text:span><text:span text:style-name="T1">中</text:span></text:p>
      <text:p text:style-name="P1"><text:span text:style-name="T1"/></text:p>
      <text:p text:style-name="P3"><text:span text:style-name="T3">2. </text:span><text:span text:style-name="T1">配置仓库</text:span></text:p>
      <text:p text:style-name="P3"><text:span text:style-name="T1">仓库</text:span><text:span text:style-name="T3">(respository)</text:span><text:span text:style-name="T1">中可以保存所有用户开发过程之中所编写的代码的日志记录</text:span></text:p>
      <text:p text:style-name="P3"><text:span text:style-name="T1">如果要开发项目，首先要有一个仓库（磁盘上的一个目录</text:span><text:span text:style-name="T3"><text:s/>/home/smi/mypro</text:span><text:span text:style-name="T1">）</text:span></text:p>
      <text:p text:style-name="P1"><text:span text:style-name="T2">将</text:span><text:span text:style-name="T1">/Users/yesiming/mypro</text:span><text:span text:style-name="T2">设置为仓库</text:span></text:p>
      <text:p text:style-name="P1"><text:span text:style-name="T1">cd </text:span></text:p>
      <text:p text:style-name="P4"><text:span text:style-name="T1">/Users/yesiming/mypro</text:span></text:p>
      <text:p text:style-name="P1"><text:span text:style-name="T1">git init</text:span></text:p>
      <text:p text:style-name="P3"><text:span text:style-name="T1">会产生</text:span><text:span text:style-name="T3">.git</text:span><text:span text:style-name="T1">目录</text:span></text:p>
      <text:p text:style-name="P1"><text:span text:style-name="T1"/></text:p>
      <text:p text:style-name="P3"><text:span text:style-name="T3">3.</text:span><text:span text:style-name="T1">添加文件</text:span></text:p>
      <text:p text:style-name="P3"><text:span text:style-name="T3">ps</text:span><text:span text:style-name="T1">：所有文件使用</text:span><text:span text:style-name="T3">utf</text:span><text:span text:style-name="T1">－</text:span><text:span text:style-name="T3">8</text:span><text:span text:style-name="T1">编码</text:span></text:p>
      <text:p text:style-name="P1"><text:span text:style-name="T2">新建一个文件</text:span><text:span text:style-name="T1"><text:s/>Hello.java</text:span></text:p>
      <text:p text:style-name="P5"><text:span text:style-name="T1">public class Hello { <text:s text:c="4"/>public static void main(String[] args) { <text:s text:c="8"/>System.out.println("Hello"); <text:s text:c="4"/>} }</text:span></text:p>
      <text:p text:style-name="P4"><text:span text:style-name="T2">命令：</text:span><text:span text:style-name="T1">git status</text:span></text:p>
      <text:p text:style-name="P6"><text:span text:style-name="T1">显示：</text:span></text:p>
      <text:p text:style-name="P4"><text:span text:style-name="T1">On branch master</text:span></text:p>
      <text:p text:style-name="P4"><text:span text:style-name="T1"/></text:p>
      <text:p text:style-name="P4"><text:span text:style-name="T1">Initial commit</text:span></text:p>
      <text:p text:style-name="P4"><text:span text:style-name="T1"/></text:p>
      <text:p text:style-name="P4"><text:span text:style-name="T1">Untracked files:</text:span></text:p>
      <text:p text:style-name="P4"><text:span text:style-name="T1">  (use "git add &lt;file&gt;..." to include in what will be committed)</text:span></text:p>
      <text:p text:style-name="P4"><text:span text:style-name="T1"/></text:p>
      <text:p text:style-name="P4"><text:span text:style-name="T1">Hello.java</text:span></text:p>
      <text:p text:style-name="P4"><text:span text:style-name="T1"/></text:p>
      <text:p text:style-name="P7"><text:span text:style-name="T1">nothing added to commit but untracked files present (use "git add" to track)</text:span></text:p>
      <text:p text:style-name="P8"><text:span text:style-name="T1"/></text:p>
      <text:p text:style-name="P1"><text:span text:style-name="T2">将</text:span><text:span text:style-name="T1">Hello.java</text:span><text:span text:style-name="T2">加入到暂存库</text:span></text:p>
      <text:p text:style-name="P1"><text:span text:style-name="T1">git add Hello.java</text:span></text:p>
      <text:p text:style-name="P1"><text:span text:style-name="T2">再次查询状态</text:span><text:span text:style-name="T1"><text:s/>git status</text:span></text:p>
      <text:p text:style-name="P3"><text:span text:style-name="T1">显示：</text:span></text:p>
      <text:p text:style-name="P1"><text:span text:style-name="T1">On branch master</text:span></text:p>
      <text:p text:style-name="P1"><text:span text:style-name="T1"/></text:p>
      <text:p text:style-name="P1"><text:span text:style-name="T1">Initial commit</text:span></text:p>
      <text:p text:style-name="P1"><text:span text:style-name="T1"/></text:p>
      <text:p text:style-name="P9"><text:span text:style-name="T1">Changes to be committed:</text:span></text:p>
      <text:p text:style-name="P1"><text:span text:style-name="T1">  (use "git rm --cached &lt;file&gt;..." to unstage)</text:span></text:p>
      <text:p text:style-name="P1"><text:span text:style-name="T1"/></text:p>
      <text:p text:style-name="P10"><text:span text:style-name="T1">new file:   Hello.java</text:span></text:p>
      <text:p text:style-name="P11"><text:span text:style-name="T5"><text:line-break/></text:span><text:span text:style-name="T1">现在的文件并没有真正提交到主分支上（主分支就是我们要运行的程序的代码分支）</text:span></text:p>
      <text:p text:style-name="P11"><text:span text:style-name="T1">3.提交文件信息</text:span></text:p>
      <text:p text:style-name="P11"><text:span text:style-name="T1">在进行每次更新提交时都要加上注释信息，使用</text:span><text:span text:style-name="T6">”</text:span><text:span text:style-name="T1">-m”编写注释</text:span></text:p>
      <text:p text:style-name="P11"><text:span text:style-name="T1">git commit –m “hello.java commit”</text:span></text:p>
      <text:p text:style-name="P12">显示：</text:p>
      <text:p text:style-name="P13"><text:span text:style-name="T1">[master (root-commit) 299c519] Hello.java commit</text:span></text:p>
      <text:p text:style-name="P13"><text:span text:style-name="T1"><text:s/>1 file changed, 5 insertions(+)</text:span></text:p>
      <text:p text:style-name="P14"><text:span text:style-name="T1"><text:s/>create mode 100644 Hello.java</text:span></text:p>
      <text:p text:style-name="P15"><text:span text:style-name="T1">此时，Hello.java就被真正提交到主分支上了，也就是说，文件发布成功了。</text:span></text:p>
      <text:p text:style-name="P13"><text:span text:style-name="T2">命令：</text:span><text:span text:style-name="T1">git status</text:span></text:p>
      <text:p text:style-name="P16"><text:span text:style-name="T1">显示：</text:span></text:p>
      <text:p text:style-name="P13"><text:span text:style-name="T1">On branch master</text:span></text:p>
      <text:p text:style-name="P14"><text:span text:style-name="T1">nothing to commit, working directory clean</text:span></text:p>
      <text:p text:style-name="P15"><text:span text:style-name="T1">此时显示没有任何信息需要被提交。Git工具下用户每进行一次提交，实际上都会被日记记录下来。</text:span></text:p>
      <text:p text:style-name="P15"><text:span text:style-name="T1">git log Hello.java</text:span></text:p>
      <text:p text:style-name="P17"><text:span text:style-name="T1">commit 299c519af74c9b41e819e7b937706e15bc67e39b // id</text:span><text:span text:style-name="T2">号，可以用户回滚</text:span></text:p>
      <text:p text:style-name="P13"><text:span text:style-name="T1">Author: yesiming &lt;simon_ie@163.com&gt;</text:span></text:p>
      <text:p text:style-name="P13"><text:span text:style-name="T1">Date: <text:s text:c="2"/>Sat Apr 16 16:07:28 2016 +0800</text:span></text:p>
      <text:p text:style-name="P13"><text:span text:style-name="T1"/></text:p>
      <text:p text:style-name="P14"><text:span text:style-name="T1"><text:s text:c="4"/>Hello.java commit</text:span></text:p>
      <text:p text:style-name="P18"><text:span text:style-name="T1"/></text:p>
      <text:p text:style-name="P15"><text:span text:style-name="T1">4.修改仓库文件</text:span></text:p>
      <text:p text:style-name="P13"><text:span text:style-name="T1">public class Hello {</text:span></text:p>
      <text:p text:style-name="P13"><text:span text:style-name="T1"><text:s text:c="4"/>public static void main(String[] args) {</text:span></text:p>
      <text:p text:style-name="P13"><text:span text:style-name="T1"><text:s text:c="8"/>System.out.println("Hello");</text:span></text:p>
      <text:p text:style-name="P19"><text:span text:style-name="T7"><text:tab/><text:s text:c="3"/></text:span><text:span text:style-name="T1">System.out.println(“Wrold”); // </text:span><text:span text:style-name="T2">加入了这一行</text:span></text:p>
      <text:p text:style-name="P13"><text:span text:style-name="T1"><text:s text:c="4"/>}</text:span></text:p>
      <text:p text:style-name="P14"><text:span text:style-name="T1">}</text:span></text:p>
      <text:p text:style-name="P15"><text:span text:style-name="T1">命令：git status</text:span></text:p>
      <text:p text:style-name="P13"><text:span text:style-name="T1">On branch master</text:span></text:p>
      <text:p text:style-name="P13"><text:span text:style-name="T1">Changes not staged for commit:</text:span></text:p>
      <text:p text:style-name="P13"><text:span text:style-name="T1"><text:s text:c="2"/>(use "git add &lt;file&gt;..." to update what will be committed)</text:span></text:p>
      <text:p text:style-name="P13"><text:span text:style-name="T1"><text:s text:c="2"/>(use "git checkout -- &lt;file&gt;..." to discard changes in working directory) </text:span><text:span text:style-name="T4">// </text:span><text:span text:style-name="T8">通过</text:span><text:span text:style-name="T4">checkout</text:span><text:span text:style-name="T8">恢复</text:span></text:p>
      <text:p text:style-name="P13"><text:span text:style-name="T1"/></text:p>
      <text:p text:style-name="P20"><text:span text:style-name="T7"><text:tab/></text:span><text:span text:style-name="T1">modified: <text:s text:c="2"/>Hello.java</text:span></text:p>
      <text:p text:style-name="P13"><text:span text:style-name="T1"/></text:p>
      <text:p text:style-name="P14"><text:span text:style-name="T1">no changes added to commit (use "git add" and/or "git commit -a")</text:span></text:p>
      <text:p text:style-name="P14"><text:span text:style-name="T1"/></text:p>
      <text:p text:style-name="P15"><text:span text:style-name="T1">查看文件的前后区别</text:span></text:p>
      <text:p text:style-name="P14"><text:span text:style-name="T9">命令：</text:span><text:span text:style-name="T1">git diff Hello.java</text:span></text:p>
      <text:p text:style-name="P21"><text:span text:style-name="T1">显示：</text:span></text:p>
      <text:p text:style-name="P22"><text:span text:style-name="T1">diff --git a/Hello.java b/Hello.java</text:span></text:p>
      <text:p text:style-name="P22"><text:span text:style-name="T1">index 3d41ec8..4dcfb34 100644</text:span></text:p>
      <text:p text:style-name="P22"><text:span text:style-name="T1">--- a/Hello.java</text:span></text:p>
      <text:p text:style-name="P22"><text:span text:style-name="T1">+++ b/Hello.java</text:span></text:p>
      <text:p text:style-name="P23"><text:span text:style-name="T1">@@ -1,5 +1,6 @@</text:span></text:p>
      <text:p text:style-name="P13"><text:span text:style-name="T1"><text:s/>public class Hello {</text:span></text:p>
      <text:p text:style-name="P13"><text:span text:style-name="T1"><text:s text:c="5"/>public static void main(String[] args) {</text:span></text:p>
      <text:p text:style-name="P13"><text:span text:style-name="T1"><text:s text:c="9"/>System.out.println("Hello");</text:span></text:p>
      <text:p text:style-name="P24"><text:span text:style-name="T1">+</text:span><text:span text:style-name="T7"><text:s text:c="7"/></text:span><text:span text:style-name="T1">System.out.println("Wrold");</text:span></text:p>
      <text:p text:style-name="P13"><text:span text:style-name="T1"><text:s text:c="5"/>}</text:span></text:p>
      <text:p text:style-name="P13"><text:span text:style-name="T1"><text:s/>}</text:span></text:p>
      <text:p text:style-name="P18"><text:span text:style-name="T1"/></text:p>
      <text:p text:style-name="P15"><text:span text:style-name="T1">提交修改的 Hello.java文件</text:span></text:p>
      <text:p text:style-name="P15"><text:span text:style-name="T1">git add Hello.java</text:span></text:p>
      <text:p text:style-name="P15"><text:span text:style-name="T1">git commit –m “Hello.java modify”</text:span></text:p>
      <text:p text:style-name="P15"><text:span text:style-name="T1">显示：</text:span></text:p>
      <text:p text:style-name="P13"><text:span text:style-name="T1">[master cbc7d89] hello.java modify</text:span></text:p>
      <text:p text:style-name="P14"><text:span text:style-name="T1"><text:s/>1 file changed, 1 insertion(+)</text:span></text:p>
      <text:p text:style-name="P18"><text:span text:style-name="T1"/></text:p>
      <text:p text:style-name="P18"><text:span text:style-name="T1"/></text:p>
      <text:p text:style-name="P25">工作区与暂存区</text:p>
      <text:p text:style-name="P14"><text:span text:style-name="T9">工作区：磁盘目录（</text:span><text:span text:style-name="T1">/Users/yesiming/mypro</text:span><text:span text:style-name="T9">）</text:span></text:p>
      <text:p text:style-name="P14"><text:span text:style-name="T9">仓库：</text:span><text:span text:style-name="T1">/Users/yesiming/mypro/.git</text:span></text:p>
      <text:p text:style-name="P15"><text:span text:style-name="T1">暂存区：</text:span></text:p>
      <text:p text:style-name="P18"><text:span text:style-name="T1"/></text:p>
      <text:p text:style-name="P15"><text:span text:style-name="T1">编写的Hello.java文件保存在工作区中，</text:span></text:p>
      <text:p text:style-name="P15"><text:span text:style-name="T1">当使用add命令后，Hello.java被提交到暂存区（stage）中</text:span></text:p>
      <text:p text:style-name="P15"><text:span text:style-name="T1">使用commit命令之后，才表示发出了真正的修改，</text:span><text:span text:style-name="T4">而真正可以运行的程序都保存在master分支上</text:span><text:span text:style-name="T1">。</text:span></text:p>
      <text:p text:style-name="P18"><text:span text:style-name="T1"/></text:p>
      <text:p text:style-name="P25">暂存区操作</text:p>
      <text:p text:style-name="P15"><text:span text:style-name="T1">使用git add把代码提交到暂存区中</text:span></text:p>
      <text:p text:style-name="P25">提交修改</text:p>
      <text:p text:style-name="P26">git commit –m “”</text:p>
      <text:p text:style-name="P12">文件进入暂存区后就可以提交到主分支上了，并且会自动晴空暂存区的内容</text:p>
      <text:p text:style-name="P26"><text:span text:style-name="T10">所以执行</text:span>git status<text:span text:style-name="T10">会显示</text:span></text:p>
      <text:p text:style-name="P13"><text:span text:style-name="T1">On branch master</text:span></text:p>
      <text:p text:style-name="P14"><text:span text:style-name="T1">nothing to commit, working directory clean</text:span></text:p>
      <text:p text:style-name="P14"><text:span text:style-name="T1"/></text:p>
      <text:p text:style-name="P25">版本回退</text:p>
      <text:p text:style-name="P12">每次提交代码都会生成一个<text:span text:style-name="T11">commit id</text:span>，用于版本控制</text:p>
      <text:p text:style-name="P27"><text:span text:style-name="T12">执行：</text:span><text:span text:style-name="T1">git log --pretty=oneline</text:span></text:p>
      <text:p text:style-name="P27"><text:span text:style-name="T2">显示操作</text:span><text:span text:style-name="T1">log:</text:span></text:p>
      <text:p text:style-name="P28"><text:span text:style-name="T1">0c00d3615db09d5e2e173ef317f6b52982c398b7</text:span><text:span text:style-name="T7"><text:s/></text:span><text:span text:style-name="T12">修改</text:span><text:span text:style-name="T7">2</text:span><text:span text:style-name="T12">个文件，测试回退</text:span></text:p>
      <text:p text:style-name="P29"><text:span text:style-name="T1">0d5c5bad0ae28006fe290905401ecd412bea58ea</text:span><text:span text:style-name="T7"><text:s/></text:span><text:span text:style-name="T12">新增</text:span><text:span text:style-name="T7">World.java</text:span><text:span text:style-name="T12">文件</text:span></text:p>
      <text:p text:style-name="P17"><text:span text:style-name="T1">cbc7d8920e18ca8d7f0e32b23e4de53c13c93974</text:span><text:span text:style-name="T7"><text:s/>hello.java modify</text:span></text:p>
      <text:p text:style-name="P30"><text:span text:style-name="T1">299c519af74c9b41e819e7b937706e15bc67e39b</text:span><text:span text:style-name="T7"><text:s/>Hello.java commit</text:span></text:p>
      <text:p text:style-name="P14"><text:span text:style-name="T1"/></text:p>
      <text:p text:style-name="P14"><text:span text:style-name="T1">commit id</text:span><text:span text:style-name="T2">是</text:span><text:span text:style-name="T1">sha1</text:span><text:span text:style-name="T2">编码搞定的</text:span></text:p>
      <text:p text:style-name="P31"/>
      <text:p text:style-name="P12">在<text:span text:style-name="T11">master</text:span>分支上有个<text:span text:style-name="T11">Head</text:span>指针，永远指想最后一次提交的位置（最后一次提交的<text:span text:style-name="T11">commit id</text:span>）</text:p>
      <text:p text:style-name="P26"><text:span text:style-name="T10">执行：</text:span>vim .git/HEAD</text:p>
      <text:p text:style-name="P32"><text:span text:style-name="T13">显示：</text:span><text:span text:style-name="T14">ref:</text:span><text:span text:style-name="T15"><text:s/></text:span><text:span text:style-name="T1">refs/heads/master</text:span></text:p>
      <text:p text:style-name="P14"><text:span text:style-name="T1">.git/refs/heads/master</text:span></text:p>
      <text:p text:style-name="P33"><text:span text:style-name="T16">vim master </text:span><text:span text:style-name="T17">内容是</text:span><text:span text:style-name="T16"><text:s/></text:span><text:span text:style-name="T1">0c00d3615db09d5e2e173ef317f6b52982c398b7</text:span></text:p>
      <text:p text:style-name="P21"><text:span text:style-name="T1">其实是这个</text:span><text:span text:style-name="T18">master</text:span><text:span text:style-name="T1">文件记录了</text:span><text:span text:style-name="T18">commit id</text:span><text:span text:style-name="T1">，打开就能看到，妥妥的是最后一次提交的</text:span><text:span text:style-name="T18">commit id</text:span></text:p>
      <text:p text:style-name="P31"/>
      <text:p text:style-name="P34">回退具体操作<text:span text:style-name="T19">：</text:span></text:p>
      <text:p text:style-name="P14"><text:span text:style-name="T2">执行：</text:span><text:span text:style-name="T1">git reset --hard HEAD~1 // </text:span><text:span text:style-name="T2">强制回退到上</text:span><text:span text:style-name="T1">1</text:span><text:span text:style-name="T2">次提交</text:span></text:p>
      <text:p text:style-name="P14"><text:span text:style-name="T2">显示：</text:span><text:span text:style-name="T1">HEAD is now at 0d5c5ba </text:span><text:span text:style-name="T2">新增</text:span><text:span text:style-name="T1">World.java</text:span><text:span text:style-name="T2">文件</text:span></text:p>
      <text:p text:style-name="P35"><text:span text:style-name="T13">再次查看</text:span><text:span text:style-name="T7">.git/refs/heads/master</text:span><text:span text:style-name="T20">文件，内容变成了</text:span><text:span text:style-name="T1">0d5c5bad0ae28006fe290905401ecd412bea58ea</text:span></text:p>
      <text:p text:style-name="P35"><text:span text:style-name="T13">查看文件会发现文件内容变回了</text:span><text:span text:style-name="T21">[</text:span><text:span text:style-name="T1">0d5c5bad0ae28006fe290905401ecd412bea58ea </text:span><text:span text:style-name="T2">新增</text:span><text:span text:style-name="T1">World.java</text:span><text:span text:style-name="T2">文件</text:span><text:span text:style-name="T22">] </text:span><text:span text:style-name="T20">这次提交后的内容</text:span></text:p>
      <text:p text:style-name="P31"/>
      <text:p text:style-name="P36">取消回退操作：</text:p>
      <text:p text:style-name="P26"><text:span text:style-name="T10">找到最新的</text:span>commit id </text:p>
      <text:p text:style-name="P27"><text:span text:style-name="T1">git log --pretty=oneline(git log</text:span><text:span text:style-name="T2">也可以</text:span><text:span text:style-name="T1">)</text:span></text:p>
      <text:p text:style-name="P37"/>
      <text:p text:style-name="P38">// 这一部分是在ubuntu上操作的，呵呵呵</text:p>
      <text:p text:style-name="P39">比较工作区中的文件与仓库中文件的区别</text:p>
      <text:p text:style-name="P40">git diff HEAD Hello.java</text:p>
      <text:p text:style-name="P41">将最后一次提交的文件与工作区中的文件对比（<text:span text:style-name="T23">HEAD</text:span>指向最后一次提交）</text:p>
      <text:p text:style-name="P40"/>
      <text:p text:style-name="P41"><text:span text:style-name="T24">恢复文件操作：</text:span></text:p>
      <text:p text:style-name="P40"><text:span text:style-name="T25">修改</text:span>Hello.java<text:span text:style-name="T25">，但是没有做</text:span>git add</text:p>
      <text:p text:style-name="P40">git checkout –Hello.java</text:p>
      <text:p text:style-name="P41">恢复到上一次提交之后的状态</text:p>
      <text:p text:style-name="P40"/>
      <text:p text:style-name="P40"><text:span text:style-name="T25">修改</text:span>Hello.java <text:span text:style-name="T25">，并且执行了</text:span>git add</text:p>
      <text:p text:style-name="P40">git reset HEAD Hello.java</text:p>
      <text:p text:style-name="P41">把暂存区的文件恢复到工作区</text:p>
      <text:p text:style-name="P40">git checkout –Hello.java</text:p>
      <text:p text:style-name="P41">恢复到上一次提交之后的状态</text:p>
      <text:p text:style-name="P40"/>
      <text:p text:style-name="P41">删除文件</text:p>
      <text:p text:style-name="P40">rm Hello.java</text:p>
      <text:p text:style-name="P40">git commit -a -m “<text:span text:style-name="T25">删除</text:span>Hello.java”</text:p>
      <text:p text:style-name="P40"/>
      <text:p text:style-name="P41">恢复删除文件</text:p>
      <text:p text:style-name="P40">git reset --hard 6b67a25 // <text:s/>6b67a25<text:span text:style-name="T25">是提交删除</text:span>Hello.java<text:span text:style-name="T25">之前的</text:span>commit id</text:p>
      <text:p text:style-name="P42"/>
      <text:p text:style-name="P43">远程操作</text:p>
      <text:p text:style-name="P44"/>
      <text:p text:style-name="P44">git<text:span text:style-name="T25">远程地址：</text:span><text:a xlink:type="simple" xlink:href="https://github.com/ietown/mypro_remote.git">https://github.com/ietown/mypro_remote.git</text:a></text:p>
      <text:p text:style-name="P45"/>
      <text:p text:style-name="P46"><text:span text:style-name="T23">1.</text:span>将本地仓库于远程地址关联起来</text:p>
      <text:p text:style-name="P44">git remote add origin <text:a xlink:type="simple" xlink:href="https://github.com/ietown/mypro_remote.git">https://github.com/ietown/mypro_remote.git</text:a><text:s/>// <text:span text:style-name="T26">貌似是把</text:span><text:span text:style-name="T27">url</text:span><text:span text:style-name="T26">赋值给</text:span><text:span text:style-name="T27">origin</text:span></text:p>
      <text:p text:style-name="P44"/>
      <text:p text:style-name="P46"><text:span text:style-name="T23">2.</text:span>将内容推送到远程仓库（<text:span text:style-name="T23">github</text:span>）</text:p>
      <text:p text:style-name="P44">git push -u origin master</text:p>
      <text:p text:style-name="P44"><text:span text:style-name="T25">将所有文件从本地</text:span>master<text:span text:style-name="T25">分支推送到</text:span>origin<text:span text:style-name="T25">上，</text:span>-u<text:span text:style-name="T25">表示将远程</text:span>master<text:span text:style-name="T25">于本地</text:span>master<text:span text:style-name="T25">关联</text:span></text:p>
      <text:p text:style-name="P44"/>
      <text:p text:style-name="P46"><text:span text:style-name="T23">3.</text:span>切换远程地址</text:p>
      <text:p text:style-name="P46">先再次新增一个远程关联</text:p>
      <text:p text:style-name="P44">git remote add <text:span text:style-name="T27">test</text:span><text:s/><text:a xlink:type="simple" xlink:href="https://github.com/ietown/mypro_remote.git">https://github.com/ietown/mypro_remote.git</text:a></text:p>
      <text:p text:style-name="P44"><text:span text:style-name="T25">执行：</text:span>git remote <text:span text:style-name="T25">显示</text:span></text:p>
      <text:p text:style-name="P44">origin</text:p>
      <text:p text:style-name="P44">test</text:p>
      <text:p text:style-name="P44">git remote set-url origin <text:a xlink:type="simple" xlink:href="https://github.com/ietown/mypro_remote.git">https://github.com/ietown/mypro_remote.git</text:a></text:p>
      <text:p text:style-name="P44"/>
      <text:p text:style-name="P46"><text:span text:style-name="T23">4.</text:span>查看远程仓库</text:p>
      <text:p text:style-name="P44">git remote -v</text:p>
      <text:p text:style-name="P46">显示：</text:p>
      <text:p text:style-name="P44">origin<text:tab/>https://github.com/ietown/mypro_remote.git (fetch)</text:p>
      <text:p text:style-name="P44">origin<text:tab/>https://github.com/ietown/mypro_remote.git (push)</text:p>
      <text:p text:style-name="P44">test<text:tab/>https://github.com/ietown/mypro_remote.git (fetch)</text:p>
      <text:p text:style-name="P44">test<text:tab/>https://github.com/ietown/mypro_remote.git (push)</text:p>
      <text:p text:style-name="P44"/>
      <text:p text:style-name="P47"><text:span text:style-name="T23">4.</text:span>删除远程仓库</text:p>
      <text:p text:style-name="P47">删除<text:span text:style-name="T28">test</text:span>远程仓库</text:p>
      <text:p text:style-name="P48">git remote rm <text:span text:style-name="T27">test</text:span></text:p>
      <text:p text:style-name="P49"/>
      <text:p text:style-name="P50"><text:span text:style-name="T23">5.</text:span>修改文件</text:p>
      <text:p text:style-name="P49"><text:span text:style-name="T25">修改</text:span>Hello.java<text:span text:style-name="T25">和</text:span>World.java</text:p>
      <text:p text:style-name="P49">git commit -a -m "<text:span text:style-name="T25">先提交修改的</text:span>2<text:span text:style-name="T25">个文件，之后会提交到</text:span>github<text:span text:style-name="T25">上</text:span>" // <text:span text:style-name="T25">增加到本地仓库</text:span></text:p>
      <text:p text:style-name="P49">git push origin master</text:p>
      <text:p text:style-name="P50">显示：</text:p>
      <text:p text:style-name="P49">Username for 'https://github.com': ietown</text:p>
      <text:p text:style-name="P49">Password for 'https://ietown@github.com': </text:p>
      <text:p text:style-name="P49">Counting objects: 7, done.</text:p>
      <text:p text:style-name="P49">Delta compression using up to 4 threads.</text:p>
      <text:p text:style-name="P49">Compressing objects: 100% (4/4), done.</text:p>
      <text:p text:style-name="P49">Writing objects: 100% (4/4), 547 bytes | 0 bytes/s, done.</text:p>
      <text:p text:style-name="P49">Total 4 (delta 2), reused 0 (delta 0)</text:p>
      <text:p text:style-name="P51">To https://github.com/ietown/mypro_remote.git</text:p>
      <text:p text:style-name="P51"><text:s text:c="3"/>6b67a25..98db940 <text:s/>master -&gt; master</text:p>
      <text:p text:style-name="P51"/>
      <text:p text:style-name="P47">克隆仓库（拉取远程代码，正常的项目操作）</text:p>
      <text:p text:style-name="P49">1.<text:span text:style-name="T25">在</text:span>github<text:span text:style-name="T25">上建立远程</text:span>respository<text:span text:style-name="T25">，要选取初始化，建立</text:span>README<text:span text:style-name="T25">文件</text:span></text:p>
      <text:p text:style-name="P49">2.<text:span text:style-name="T25">本地</text:span>git clone https://github.com/ietown/mypro_remote_bak.git</text:p>
      <text:p text:style-name="P46"><text:span text:style-name="T23">3.</text:span>写完文件后先提交本地，然后提交到远程</text:p>
      <text:p text:style-name="P44">git add</text:p>
      <text:p text:style-name="P44">git commit</text:p>
      <text:p text:style-name="P44">git push origin master</text:p>
      <text:p text:style-name="P44"/>
      <text:p text:style-name="P43">分支操作</text:p>
      <text:p text:style-name="P46">1.创建分之</text:p>
      <text:p text:style-name="P46">git branch bro</text:p>
      <text:p text:style-name="P46"><text:span text:style-name="T23">2.</text:span>查看分支</text:p>
      <text:p text:style-name="P46">执行：git branch</text:p>
      <text:p text:style-name="P46">查看：</text:p>
      <text:p text:style-name="P52"><text:s text:c="2"/>brh</text:p>
      <text:p text:style-name="P53"><text:span text:style-name="T29">* </text:span>master // <text:span text:style-name="T30">指针指向</text:span>master</text:p>
      <text:p text:style-name="P54"><text:span text:style-name="T31">3.</text:span>切换分支</text:p>
      <text:p text:style-name="P54">git checkout brh</text:p>
      <text:p text:style-name="P53"><text:span text:style-name="T29">* </text:span>brh</text:p>
      <text:p text:style-name="P52"><text:s text:c="2"/>master</text:p>
      <text:p text:style-name="P54">4.删除分支</text:p>
      <text:p text:style-name="P54">git branch -d brh</text:p>
      <text:p text:style-name="P55">5.创建并且切换到刚创建的分支</text:p>
      <text:p text:style-name="P55">git checkout -b brh</text:p>
      <text:p text:style-name="P56"/>
      <text:p text:style-name="P54"><text:span text:style-name="T31">6.</text:span>分支操作</text:p>
      <text:p text:style-name="P54">修改Hello.java文件</text:p>
      <text:p text:style-name="P54">git status 显示如下</text:p>
      <text:p text:style-name="P57"><text:span text:style-name="T32">On branch brh </text:span><text:span text:style-name="T24">// </text:span><text:span text:style-name="T30">这里</text:span><text:span text:style-name="T33">是</text:span><text:span text:style-name="T24">brh</text:span><text:span text:style-name="T33">了，以前是</text:span><text:span text:style-name="T24">master</text:span></text:p>
      <text:p text:style-name="P52">Changes not staged for commit:</text:p>
      <text:p text:style-name="P52"><text:s text:c="2"/>(use "git add &lt;file&gt;..." to update what will be committed)</text:p>
      <text:p text:style-name="P52"><text:s text:c="2"/>(use "git checkout -- &lt;file&gt;..." to discard changes in working directory)</text:p>
      <text:p text:style-name="P52"/>
      <text:p text:style-name="P58"><text:span text:style-name="T29"><text:tab/></text:span>modified: <text:s text:c="2"/>Hello.java</text:p>
      <text:p text:style-name="P52"/>
      <text:p text:style-name="P52">no changes added to commit (use "git add" and/or "git commit -a")</text:p>
      <text:p text:style-name="P54"/>
      <text:p text:style-name="P59">执行<text:span text:style-name="T31"><text:s/>git commit -a -m “” </text:span>提交修改 // 这里很重要，不过不提交，那么切换到master分支后，master分支也会显示修改过这个文件，因为文件的修改没有进入仓库，而是留在工作区</text:p>
      <text:p text:style-name="P56"/>
      <text:p text:style-name="P54">然后在切换到<text:span text:style-name="T31">master</text:span>分支</text:p>
      <text:p text:style-name="P54">查看状态：</text:p>
      <text:p text:style-name="P52">On branch master</text:p>
      <text:p text:style-name="P52">Your branch is up-to-date with 'origin/master'.</text:p>
      <text:p text:style-name="P52">nothing to commit, working directory clean</text:p>
      <text:p text:style-name="P54">内容没有变化</text:p>
      <text:p text:style-name="P54">查看Hello.java文件，内容也是在brh分支上修改之前的内容</text:p>
      <text:p text:style-name="P54">这说明，git的分支之间是独立的</text:p>
      <text:p text:style-name="P56"/>
      <text:p text:style-name="P60"><text:span text:style-name="T30">把</text:span>brh<text:span text:style-name="T30">分支提交到</text:span>github</text:p>
      <text:p text:style-name="P52">git push origin brh</text:p>
      <text:p text:style-name="P54">查看：</text:p>
      <text:p text:style-name="P52">Counting objects: 3, done.</text:p>
      <text:p text:style-name="P52">Delta compression using up to 4 threads.</text:p>
      <text:p text:style-name="P52">Compressing objects: 100% (3/3), done.</text:p>
      <text:p text:style-name="P52">Writing objects: 100% (3/3), 355 bytes | 0 bytes/s, done.</text:p>
      <text:p text:style-name="P52">Total 3 (delta 2), reused 0 (delta 0)</text:p>
      <text:p text:style-name="P52">To https://github.com/ietown/mypro_remote.git</text:p>
      <text:p text:style-name="P52"><text:s/>* [new branch] <text:s text:c="5"/>brh -&gt; brh</text:p>
      <text:p text:style-name="P54"/>
      <text:p text:style-name="P54">再去github上查看，会看到2个分支</text:p>
      <text:p text:style-name="P54"/>
      <text:p text:style-name="P61">合并分支</text:p>
      <text:p text:style-name="P54">最终发布的版本一定是在master分支上，所以发布前需要讲brh与master分支合并（合并到master分支）</text:p>
      <text:p text:style-name="P54">先切换到主分支</text:p>
      <text:p text:style-name="P54">执行git merge brh</text:p>
      <text:p text:style-name="P54">显示</text:p>
      <text:p text:style-name="P52">Updating 3e385a1..0927e7d</text:p>
      <text:p text:style-name="P62">Fast-forward</text:p>
      <text:p text:style-name="P52"><text:s/>Hello.java | 2 <text:span text:style-name="T34">++</text:span></text:p>
      <text:p text:style-name="P52"><text:s/>1 file changed, 2 insertions(+)</text:p>
      <text:p text:style-name="P54"><text:span text:style-name="T31">Fast-forward</text:span>：快速合并，不会产生新的commit id，只是利用合并子分支的commit id（head指向master,master执行brh的最新commit id）</text:p>
      <text:p text:style-name="P56"/>
      <text:p text:style-name="P61">删除<text:span text:style-name="T31">brh</text:span>分支</text:p>
      <text:p text:style-name="P54">合并到master后，brh分支就没用了，可以删除</text:p>
      <text:p text:style-name="P54">git branch -d brh</text:p>
      <text:p text:style-name="P52">Deleted branch brh (was 0927e7d).</text:p>
      <text:p text:style-name="P54"/>
      <text:p text:style-name="P61">提交master分支</text:p>
      <text:p text:style-name="P56">git push origin master</text:p>
      <text:p text:style-name="P56"/>
      <text:p text:style-name="P61">删除github上的<text:span text:style-name="T31">brh</text:span>分支</text:p>
      <text:p text:style-name="P54">git push origin —delete brh</text:p>
      <text:p text:style-name="P52">To https://github.com/ietown/mypro_remote.git</text:p>
      <text:p text:style-name="P52"><text:s/>- [deleted] <text:s text:c="8"/>brh</text:p>
      <text:p text:style-name="P54">去github上看看，已经没有brh分支了</text:p>
      <text:p text:style-name="P54"/>
      <text:p text:style-name="P56"/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